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nditionalEnumConverter.AbstractConditionalEnumConverter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ditionalEnumConverter.matches( TypeDescriptor sourceType , TypeDescriptor target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